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C7000000843F3A1CA1A1F0D193.png" manifest:media-type="image/png"/>
  <manifest:file-entry manifest:full-path="Pictures/10000201000002A30000010BE9D82AEF026B2F03.png" manifest:media-type="image/png"/>
  <manifest:file-entry manifest:full-path="Pictures/10000201000003F30000004DB8952CBA7FB4171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58cm" svg:height="7.063cm" svg:x="1.242cm" svg:y="1.237cm">
          <draw:image xlink:href="Pictures/10000201000002A30000010BE9D82AEF026B2F03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1.445cm" svg:x="0.901cm" svg:y="9.513cm">
          <draw:image xlink:href="Pictures/10000201000003F30000004DB8952CBA7FB4171E.png" xlink:type="simple" xlink:show="embed" xlink:actuate="onLoad" loext:mime-type="image/png">
            <text:p/>
          </draw:image>
        </draw:frame>
        <draw:frame draw:style-name="gr2" draw:text-style-name="P2" draw:layer="layout" svg:width="3.5cm" svg:height="0.962cm" svg:x="1.235cm" svg:y="8.5cm">
          <draw:text-box>
            <text:p>…...</text:p>
          </draw:text-box>
        </draw:frame>
        <draw:frame draw:style-name="gr1" draw:text-style-name="P1" draw:layer="layout" svg:width="18.999cm" svg:height="2.592cm" svg:x="1.001cm" svg:y="11.966cm">
          <draw:image xlink:href="Pictures/10000201000003C7000000843F3A1CA1A1F0D193.png" xlink:type="simple" xlink:show="embed" xlink:actuate="onLoad" loext:mime-type="image/png">
            <text:p/>
          </draw:image>
        </draw:frame>
        <draw:frame draw:style-name="gr2" draw:text-style-name="P2" draw:layer="layout" svg:width="3.5cm" svg:height="0.962cm" svg:x="1.2cm" svg:y="10.958cm">
          <draw:text-box>
            <text:p>…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6:29:12.484707515</meta:creation-date>
    <dc:date>2020-02-13T18:11:15.855186966</dc:date>
    <meta:editing-duration>PT1H26M28S</meta:editing-duration>
    <meta:editing-cycles>5</meta:editing-cycles>
    <meta:generator>LibreOffice/6.3.4.2$Linux_X86_64 LibreOffice_project/30$Build-2</meta:generator>
    <meta:document-statistic meta:object-count="5"/>
  </office:meta>
</office:document-meta>
</file>